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E520A6479CEE1F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urier New2" svg:font-family="'Courier New'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7834c" officeooo:paragraph-rsid="0017834c"/>
    </style:style>
    <style:style style:name="P3" style:family="paragraph" style:parent-style-name="Standard">
      <style:text-properties style:font-name="Courier New1"/>
    </style:style>
    <style:style style:name="P4" style:family="paragraph" style:parent-style-name="Standard">
      <style:paragraph-properties fo:text-align="start" style:justify-single-word="false"/>
      <style:text-properties style:font-name="Courier New1"/>
    </style:style>
    <style:style style:name="P5" style:family="paragraph" style:parent-style-name="Standard">
      <style:paragraph-properties fo:text-align="start" style:justify-single-word="false"/>
      <style:text-properties style:font-name="Courier New1" officeooo:rsid="0017834c" officeooo:paragraph-rsid="0017834c"/>
    </style:style>
    <style:style style:name="P6" style:family="paragraph" style:parent-style-name="Heading_20_1">
      <style:text-properties style:font-name="Courier New1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 officeooo:paragraph-rsid="002048ee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break-before="page"/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ext_20_body"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2.498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ourier New1" fo:font-size="10pt" fo:letter-spacing="normal" fo:font-style="normal" style:text-underline-style="none" fo:font-weight="normal" officeooo:rsid="002048ee" officeooo:paragraph-rsid="002048ee" style:text-blinking="false" fo:background-color="transparent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Courier New1" fo:font-size="10pt" fo:letter-spacing="normal" fo:font-style="normal" style:text-underline-style="none" fo:font-weight="normal" officeooo:rsid="001e12bf" officeooo:paragraph-rsid="001e12bf" style:text-blinking="false" fo:background-color="transparent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Courier New1" fo:font-size="10pt" fo:letter-spacing="normal" fo:font-style="normal" style:text-underline-style="none" fo:font-weight="normal" officeooo:rsid="0021688b" officeooo:paragraph-rsid="0021688b" style:text-blinking="false" fo:background-color="transparent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text-line-through-style="none" style:text-line-through-type="none" style:font-name="Courier New1" fo:font-size="10.5pt" fo:letter-spacing="normal" fo:font-style="normal" style:text-underline-style="none" fo:font-weight="normal" officeooo:rsid="00234daf" officeooo:paragraph-rsid="00234daf" style:text-blinking="false" fo:background-color="transparent" style:font-size-asian="10.5pt" style:font-size-complex="10.5pt"/>
    </style:style>
    <style:style style:name="P1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text-line-through-style="none" style:text-line-through-type="none" style:font-name="Courier New1" fo:font-size="10pt" fo:letter-spacing="normal" fo:font-style="normal" style:text-underline-style="none" fo:font-weight="normal" officeooo:rsid="00283bc0" officeooo:paragraph-rsid="00283bc0" style:text-blinking="false" fo:background-color="transparent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.222cm" loext:contextual-spacing="false" fo:orphans="2" fo:widows="2"/>
      <style:text-properties fo:font-variant="normal" fo:text-transform="none" fo:color="#000000" style:text-line-through-style="none" style:text-line-through-type="none" style:font-name="Courier New1" fo:font-size="10pt" fo:letter-spacing="normal" fo:font-style="normal" style:text-underline-style="none" fo:font-weight="normal" officeooo:rsid="001d7abb" officeooo:paragraph-rsid="001d7abb" style:text-blinking="false" fo:background-color="#ffffff" style:font-size-asian="10pt" style:font-size-complex="10pt"/>
    </style:style>
    <style:style style:name="P20" style:family="paragraph" style:parent-style-name="Preformatted_20_Text" style:list-style-name="L1">
      <style:paragraph-properties fo:margin-top="0cm" fo:margin-bottom="0.423cm" loext:contextual-spacing="false" fo:orphans="2" fo:widows="2"/>
      <style:text-properties fo:font-variant="normal" fo:text-transform="none" fo:color="#a9b7c6" style:text-line-through-style="none" style:text-line-through-type="none" style:font-name="Courier New1" fo:font-size="10pt" fo:letter-spacing="normal" fo:font-style="normal" style:text-underline-style="none" fo:font-weight="normal" officeooo:rsid="001e12bf" officeooo:paragraph-rsid="001e12bf" style:text-blinking="false" fo:background-color="transparent" style:font-size-asian="10pt" style:font-size-complex="10pt"/>
    </style:style>
    <style:style style:name="P21" style:family="paragraph" style:parent-style-name="Heading_20_1" style:list-style-name="WWNum1" style:master-page-name="First_20_Page">
      <style:paragraph-properties style:page-number="auto"/>
      <style:text-properties style:font-name="Courier New1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6069"/>
    </style:style>
    <style:style style:name="T5" style:family="text">
      <style:text-properties officeooo:rsid="0017834c"/>
    </style:style>
    <style:style style:name="T6" style:family="text"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officeooo:rsid="001d7abb" style:text-blinking="false" fo:background-color="transparent" loext:char-shading-value="0"/>
    </style:style>
    <style:style style:name="T8" style:family="text">
      <style:text-properties fo:font-variant="normal" fo:text-transform="none" fo:color="#0366d6" style:text-line-through-style="none" style:text-line-through-type="none" style:font-name="Courier New1" fo:font-size="12pt" fo:letter-spacing="normal" fo:font-style="normal" style:text-underline-style="none" fo:font-weight="normal" officeooo:rsid="001e12bf" style:text-blinking="false" fo:background-color="transparent" loext:char-shading-value="0"/>
    </style:style>
    <style:style style:name="T9" style:family="text">
      <style:text-properties fo:font-variant="normal" fo:text-transform="none" fo:color="#24292e" style:font-name="Courier New1" fo:font-size="12pt" fo:letter-spacing="normal" fo:font-style="normal" fo:font-weight="normal"/>
    </style:style>
    <style:style style:name="T10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1e12bf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cc7832" style:text-line-through-style="none" style:text-line-through-type="none" fo:font-size="10pt" fo:letter-spacing="normal" fo:font-style="normal" style:text-underline-style="none" fo:font-weight="bold" officeooo:rsid="001e12bf" style:text-blinking="false" fo:background-color="transparent" loext:char-shading-value="0" style:font-size-asian="10pt" style:font-size-complex="10pt"/>
    </style:style>
    <style:style style:name="T12" style:family="text">
      <style:text-properties fo:color="#cc7832"/>
    </style:style>
    <style:style style:name="T13" style:family="text">
      <style:text-properties fo:color="#cc7832" fo:font-weight="bold"/>
    </style:style>
    <style:style style:name="T14" style:family="text">
      <style:text-properties fo:color="#6a8759"/>
    </style:style>
    <style:style style:name="T15" style:family="text">
      <style:text-properties fo:color="#9876aa"/>
    </style:style>
    <style:style style:name="T16" style:family="text">
      <style:text-properties style:font-name="Courier New1"/>
    </style:style>
    <style:style style:name="T17" style:family="text">
      <style:text-properties style:font-name="Courier New1" officeooo:rsid="001783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88686660" text:style-name="WWNum1">
        <text:list-header>
          <text:h text:style-name="P21" text:outline-level="1">MichaelSowah</text:h>
        </text:list-header>
      </text:list>
      <text:h text:style-name="P6" text:outline-level="1">Android Estudio V3.0.17/Flutter</text:h>
      <text:p text:style-name="P3"/>
      <text:p text:style-name="P3">Objetivo:</text:p>
      <text:p text:style-name="P3"/>
      <text:p text:style-name="P3">F.Creación: 1<text:span text:style-name="T5">9</text:span>-<text:span text:style-name="T4">6</text:span>-2018</text:p>
      <text:p text:style-name="P3"/>
      <text:p text:style-name="P4">Programa:</text:p>
      <text:p text:style-name="P4"/>
      <text:p text:style-name="P1"><text:span text:style-name="T16">Fuente:<text:tab/></text:span><text:a xlink:type="simple" xlink:href="https://github.com/MichaelSowah/flutter-examples/blob/master/README.md" text:style-name="Internet_20_link" text:visited-style-name="Visited_20_Internet_20_Link"><text:span text:style-name="T17">GithubMichaelSowah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a xlink:type="simple" xlink:href="mailto:max82574971@gmail.com" text:style-name="Internet_20_link" text:visited-style-name="Visited_20_Internet_20_Link"><text:span text:style-name="T16"/></text:a>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2"/>
      <text:p text:style-name="P9"/>
      <text:list xml:id="list3368929862" text:style-name="L1">
        <text:list-item>
          <text:p text:style-name="P14"><text:a xlink:type="simple" xlink:href="https://github.com/MichaelSowah/flutter-examples/blob/master/stateless_widgets" text:style-name="Internet_20_link" text:visited-style-name="Visited_20_Internet_20_Link"><text:span text:style-name="T6">Stateless Widget</text:span></text:a><text:span text:style-name="T7">-&gt;</text:span></text:p>
          <text:list>
            <text:list-header>
              <text:p text:style-name="P19">Se enseña a construir pedazos de pantalla usando Stateless</text:p>
            </text:list-header>
          </text:list>
        </text:list-item>
        <text:list-item>
          <text:p text:style-name="P14"><text:a xlink:type="simple" xlink:href="https://github.com/MichaelSowah/flutter-examples/blob/master/using_edittext" text:style-name="Internet_20_link" text:visited-style-name="Visited_20_Internet_20_Link"><text:span text:style-name="T6">Using EditTe</text:span></text:a><text:span text:style-name="T8">xt</text:span></text:p>
          <text:list>
            <text:list-header>
              <text:p text:style-name="P15">Usa controller</text:p>
              <text:p text:style-name="P20"/>
            </text:list-header>
          </text:list>
        </text:list-item>
      </text:list>
      <text:p text:style-name="P7"><text:s text:c="2"/><text:span text:style-name="T11">new </text:span><text:span text:style-name="T10">TextField(</text:span></text:p>
      <text:p text:style-name="P7"><text:s text:c="2"/>decoration: <text:span text:style-name="T13">new </text:span>InputDecoration(hintText: <text:span text:style-name="T14">"Enter text here..."</text:span>)<text:span text:style-name="T12">,</text:span></text:p>
      <text:p text:style-name="P8"><text:span text:style-name="T12"><text:s text:c="2"/></text:span>onSubmitted: (String str) {</text:p>
      <text:p text:style-name="P8"><text:s text:c="4"/>setState(() {</text:p>
      <text:p text:style-name="P8"><text:s text:c="6"/><text:span text:style-name="T15">results </text:span>= <text:span text:style-name="T15">results </text:span>+ <text:span text:style-name="T14">"</text:span><text:span text:style-name="T12">\n</text:span><text:span text:style-name="T14">" </text:span>+ str<text:span text:style-name="T12">;</text:span></text:p>
      <text:p text:style-name="P8"><text:span text:style-name="T12"><text:s text:c="6"/></text:span><text:span text:style-name="T15">controller</text:span>.text = <text:span text:style-name="T14">""</text:span><text:span text:style-name="T12">;</text:span></text:p>
      <text:p text:style-name="P8"><text:span text:style-name="T12"><text:s text:c="4"/></text:span>})<text:span text:style-name="T12">;</text:span></text:p>
      <text:p text:style-name="P8"><text:span text:style-name="T12"><text:s text:c="2"/></text:span>}<text:span text:style-name="T12">,</text:span></text:p>
      <text:p text:style-name="P8"><text:span text:style-name="T12"><text:s text:c="2"/></text:span>controller: <text:span text:style-name="T15">controll</text:span><text:span text:style-name="T12">,</text:span></text:p>
      <text:p text:style-name="P10"/>
      <text:list xml:id="list194102538278218" text:continue-numbering="true" text:style-name="L1">
        <text:list-item>
          <text:p text:style-name="P14"><text:a xlink:type="simple" xlink:href="https://github.com/MichaelSowah/flutter-examples/blob/master/using_http_get" text:style-name="Internet_20_link" text:visited-style-name="Visited_20_Internet_20_Link"><text:span text:style-name="T6">Using HTTP GET</text:span></text:a></text:p>
        </text:list-item>
      </text:list>
      <text:p text:style-name="P13">Usa jSon, obsoleto.Lee de la guerra de las galaxias</text:p>
      <text:list xml:id="list194103882223900" text:continue-numbering="true" text:style-name="L1">
        <text:list-item>
          <text:p text:style-name="P14"><text:a xlink:type="simple" xlink:href="https://github.com/MichaelSowah/flutter-examples/blob/master/using_alert_dialog" text:style-name="Internet_20_link" text:visited-style-name="Visited_20_Internet_20_Link"><text:span text:style-name="T6">Using Alert Dialog</text:span></text:a><text:span text:style-name="T9"> </text:span></text:p>
          <text:list>
            <text:list-header>
              <text:p text:style-name="P16">LLama un alert básico</text:p>
            </text:list-header>
          </text:list>
        </text:list-item>
        <text:list-item>
          <text:p text:style-name="P14"><text:a xlink:type="simple" xlink:href="https://github.com/MichaelSowah/flutter-examples/blob/master/using_stepper" text:style-name="Internet_20_link" text:visited-style-name="Visited_20_Internet_20_Link"><text:span text:style-name="T6">Using Stepper</text:span></text:a></text:p>
          <text:list>
            <text:list-header>
              <text:p text:style-name="P17">Utiliza la función Stepper</text:p>
            </text:list-header>
          </text:list>
        </text:list-item>
        <text:list-item>
          <text:p text:style-name="P14"><text:a xlink:type="simple" xlink:href="https://github.com/MichaelSowah/flutter-examples/blob/master/using_tabs" text:style-name="Internet_20_link" text:visited-style-name="Visited_20_Internet_20_Link"><text:span text:style-name="T6">Using Tabs</text:span></text:a></text:p>
        </text:list-item>
        <text:list-item>
          <text:p text:style-name="P14"><text:a xlink:type="simple" xlink:href="https://github.com/MichaelSowah/flutter-examples/blob/master/using_bottom_nav_bar" text:style-name="Internet_20_link" text:visited-style-name="Visited_20_Internet_20_Link"><text:span text:style-name="T6">Using Bottom Navigation Bar</text:span></text:a></text:p>
          <text:list>
            <text:list-header>
              <text:p text:style-name="P18">Muy similar al anterior</text:p>
            </text:list-header>
          </text:list>
        </text:list-item>
        <text:list-item>
          <text:p text:style-name="P14"><text:a xlink:type="simple" xlink:href="https://github.com/MichaelSowah/flutter-examples/blob/master/using_custom_fonts" text:style-name="Internet_20_link" text:visited-style-name="Visited_20_Internet_20_Link"><text:span text:style-name="T6">Using Custom Fonts</text:span></text:a><text:span text:style-name="T9"> </text:span></text:p>
        </text:list-item>
        <text:list-item>
          <text:p text:style-name="P14"><text:a xlink:type="simple" xlink:href="https://github.com/MichaelSowah/flutter-examples/blob/master/using_gradient" text:style-name="Internet_20_link" text:visited-style-name="Visited_20_Internet_20_Link"><text:span text:style-name="T6">Using Gradient</text:span></text:a></text:p>
        </text:list-item>
        <text:list-item>
          <text:p text:style-name="P14"><text:soft-page-break/><text:a xlink:type="simple" xlink:href="https://github.com/MichaelSowah/flutter-examples/blob/master/navigation_drawer" text:style-name="Internet_20_link" text:visited-style-name="Visited_20_Internet_20_Link"><text:span text:style-name="T6">Navigation Drawer</text:span></text:a><text:span text:style-name="T9"> </text:span><text:span text:style-name="T6"><draw:a xlink:type="simple" xlink:href="https://kinolien.github.com/gitzip/?download=https://github.com/nisrulz/flutter-examples/tree/master/navigation_drawer"><draw:frame draw:style-name="fr1" draw:name="Imagen15" text:anchor-type="as-char" svg:width="0.688cm" svg:height="0.688cm" draw:z-index="0"><draw:image xlink:href="Pictures/100002010000001800000018E520A6479CEE1FA3.png" xlink:type="simple" xlink:show="embed" xlink:actuate="onLoad" loext:mime-type="image/png"/><svg:title>download</svg:title></draw:frame></draw:a></text:span></text:p>
        </text:list-item>
        <text:list-item>
          <text:p text:style-name="P14"><text:a xlink:type="simple" xlink:href="https://github.com/MichaelSowah/flutter-examples/blob/master/enabling_splash_screen" text:style-name="Internet_20_link" text:visited-style-name="Visited_20_Internet_20_Link"><text:span text:style-name="T6">Enable Splash Screen</text:span></text:a><text:span text:style-name="T9"> </text:span><text:span text:style-name="T6"><draw:a xlink:type="simple" xlink:href="https://kinolien.github.com/gitzip/?download=https://github.com/nisrulz/flutter-examples/tree/master/enabling_splash_screen"><draw:frame draw:style-name="fr1" draw:name="Imagen16" text:anchor-type="as-char" svg:width="0.688cm" svg:height="0.688cm" draw:z-index="1"><draw:image xlink:href="Pictures/100002010000001800000018E520A6479CEE1FA3.png" xlink:type="simple" xlink:show="embed" xlink:actuate="onLoad" loext:mime-type="image/png"/><svg:title>download</svg:title></draw:frame></draw:a></text:span></text:p>
        </text:list-item>
        <text:list-item>
          <text:p text:style-name="P14"><text:a xlink:type="simple" xlink:href="https://github.com/MichaelSowah/flutter-examples/blob/master/using_listview" text:style-name="Internet_20_link" text:visited-style-name="Visited_20_Internet_20_Link"><text:span text:style-name="T6">Using Listview</text:span></text:a><text:span text:style-name="T9"> </text:span><text:span text:style-name="T6"><draw:a xlink:type="simple" xlink:href="https://kinolien.github.com/gitzip/?download=https://github.com/nisrulz/flutter-examples/tree/master/using_listview"><draw:frame draw:style-name="fr1" draw:name="Imagen17" text:anchor-type="as-char" svg:width="0.688cm" svg:height="0.688cm" draw:z-index="2"><draw:image xlink:href="Pictures/100002010000001800000018E520A6479CEE1FA3.png" xlink:type="simple" xlink:show="embed" xlink:actuate="onLoad" loext:mime-type="image/png"/><svg:title>download</svg:title></draw:frame></draw:a></text:span></text:p>
        </text:list-item>
        <text:list-item>
          <text:p text:style-name="P14"><text:a xlink:type="simple" xlink:href="https://github.com/MichaelSowah/flutter-examples/blob/master/using_snackbar" text:style-name="Internet_20_link" text:visited-style-name="Visited_20_Internet_20_Link"><text:span text:style-name="T6">Using SnackBar</text:span></text:a><text:span text:style-name="T9"> </text:span><text:span text:style-name="T6"><draw:a xlink:type="simple" xlink:href="https://kinolien.github.com/gitzip/?download=https://github.com/nisrulz/flutter-examples/tree/master/using_snackbar"><draw:frame draw:style-name="fr1" draw:name="Imagen18" text:anchor-type="as-char" svg:width="0.688cm" svg:height="0.688cm" draw:z-index="3"><draw:image xlink:href="Pictures/100002010000001800000018E520A6479CEE1FA3.png" xlink:type="simple" xlink:show="embed" xlink:actuate="onLoad" loext:mime-type="image/png"/><svg:title>download</svg:title></draw:frame></draw:a></text:span></text:p>
        </text:list-item>
        <text:list-item>
          <text:p text:style-name="P14"><text:a xlink:type="simple" xlink:href="https://github.com/MichaelSowah/flutter-examples/blob/master/grid_layout" text:style-name="Internet_20_link" text:visited-style-name="Visited_20_Internet_20_Link"><text:span text:style-name="T6">Grid Layout</text:span></text:a><text:span text:style-name="T9"> 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urier New2" svg:font-family="'Courier New'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 text:start-value="0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6-20T11:05:07.708000000</meta:creation-date>
    <meta:editing-duration>PT25M38S</meta:editing-duration>
    <meta:generator>LibreOffice/6.0.4.2$Windows_X86_64 LibreOffice_project/9b0d9b32d5dcda91d2f1a96dc04c645c450872bf</meta:generator>
    <dc:date>2018-06-20T19:41:01.249000000</dc:date>
    <meta:document-statistic meta:table-count="0" meta:image-count="4" meta:object-count="0" meta:page-count="3" meta:paragraph-count="36" meta:word-count="124" meta:character-count="826" meta:non-whitespace-character-count="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